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2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[Hebrew]/</text:p>
      <text:p text:style-name="P6">Dear Bar Mitzvah. <text:s/>If you have paid attention to the/ portion of the Bible which we have read out of the five/ <text:span text:style-name="T2">books</text:span><text:span text:style-name="T3"> books of Moses, and to the last chapter of Isaiah,/ always recited on the day of the New Moon, you will/ have learnt two things, that you ought this early to/ learn. <text:s/>For though you are not now but a lad, you hope to grow/ to be a man. <text:s/>And as a son of Jews, you have made us/ understand this morning that you intend to remain in/ the Congregation of Israel. <text:s/>Well, my young brother, you/ will have learnt to avoid ambition, and hate hypocrisy./ <text:s/>Korah who figures so notoriously in our Parasha may/ not have been radically a bad man. <text:s/>He certainly believed/ in God. <text:s/>He believed also that the Almighty had/ saved our people from slavery to make them holy by the/ practice of wholesome laws, for, he indirectly acknowledged/ that in his speech [Hebrew] <text:s/>But Korah had a fault which/ has led many to the pit of destruction. <text:s/>He was ambi-/-tious. <text:s/>I don't mean to say that he wanted to rise in the/ world by his own industry and perseverence[sic!], for, that is/ a kind of ambition, I </text:span><text:span text:style-name="T2">cannot</text:span><text:span text:style-name="T3"> recommend to you and all/ those of your age. <text:s/>but he was dissatisfied with what/</text:span></text:p>
      <text:p text:style-name="P6"><text:span text:style-name="T3"/></text:p>
      <text:p text:style-name="P6"><text:span text:style-name="T3">[Page 2]</text:span></text:p>
      <text:p text:style-name="P8">with what<text:span text:style-name="T3"> he had, and to gain what he/ craved for, he did not stop to consider the consequences./ <text:s/>Korah though that his cousins had no right to be/ privileged characters--as he no doubt called Moses and Aaron./ <text:s/>According to his ideas, the one ought not to have been/ chief of the nation, nor the other </text:span>a<text:span text:style-name="T3"> high-priest./ <text:s/>If a ruler was wanted, and a minister needed why, he/ could answer for both offices. <text:s/>He was, in his eyes, as/ good as his two relatives. <text:s/>Perhaps better. <text:s/>Such being/ his fancy, Korah managed </text:span><text:soft-page-break/><text:span text:style-name="T3">by his talk to win a number/ of persons over to his views, and he might have created/ a revolution, in which not only Moses and Aaron, but/ many more might have lost their lives. <text:s/>Of course, a/ just God would not allow that ambition to succeed./ <text:s/>An earth quake was made to open a grave for Korah and his/ followers. <text:s/>In that instance the intervention of the Al-/-mighty was clearly seen, as it was so always </text:span>with<text:span text:style-name="T3"> while/ our nation remained under the government of God's chosen/ servants; but when your mind will be able to look/ into the events which constantly happen more closely,/ you will find out that even now the Almighty/ prevents the ambition, which is hurtful to his creatures to/ prosper./</text:span></text:p>
      <text:p text:style-name="P8"><text:span text:style-name="T3"/></text:p>
      <text:p text:style-name="P8"><text:span text:style-name="T3">[Page 3]</text:span></text:p>
      <text:p text:style-name="P8"><text:span text:style-name="T3">He does not accomplish it by what we would term a/ miracle, but nevertheless He does it openly enough for/ those who have intelligence to understand. <text:s/>Therefore I have/ taken advantage of an occasion, which must have a deep/ impression, to address you; and the portion of the day sug-/-gested my remarks. <text:s/>I warn you, my brother, against a/ feeling the working of which instead of setting you up high,/ as you might hereafter imagine, would surely cause/ your downfall. <text:s/>Labor then to the best of your abilities to/ procure an honorable standing in society, but never </text:span><text:span text:style-name="T4">never</text:span><text:span text:style-name="T5">/ to try to rise upon the ruin of your fellow-creatures./</text:span></text:p>
      <text:p text:style-name="P8"><text:span text:style-name="T5">But the lesson from the prophets gives you also a valuable/ advice. <text:s/>In the days of Isaiah Jews existed who brought/ presents to the Lord, just as the heathens laid gifts on the/ altar of their idols. <text:s/>they felt sure that by it they/ received absolution, and could commit all sorts of sin. <text:s/>Besides:/ no body would credit that they did wrong, since they/ showed so much zeal for the Temple. <text:s/>But the servant/ of God, angry because of such falsehood, tells the people/ that those who pretend to be religious by sacrificing an/ ox, while they stealthily strike down a man; by presenting/ a meat-offering, while they slyly eat pork, shall pay/</text:span></text:p>
      <text:p text:style-name="P8"><text:span text:style-name="T5"/></text:p>
      <text:p text:style-name="P8"><text:span text:style-name="T5">[Page 4]</text:span></text:p>
      <text:p text:style-name="P8"><text:span text:style-name="T5">for their hypocrisy with their lives. <text:s/>For, He/ who dwells in heaven, needs none of our gifts, yet He/ takes pleasure in such as are of an humble spirit, and/ who obey His word. <text:s/>My Brother. <text:s/>Take into consideration/ </text:span><text:span text:style-name="T6">also</text:span><text:span text:style-name="T5"> alike the second as the first teaching of the day. <text:s/>Be/ even now, which is a solemn hour in your existence, con-/-secrated to your faith. <text:s/>It bids you keep watch over/ your heart, so that it may not swell with unrighteous/ sentiments, hurtful to mankind. <text:s/>It asks you to check/ your appetites that you may not break through rules/ designed to supply you with a sound body in a/ sound mind. <text:s/>Promise then that you will be an Israelite/ not in name but in practice, not in the Synagogue alone,/ but everywhere, so that through your agency also may/ be verified the sentence we have perused. <text:s/>Far off islands shall/ see the glory of our God. <text:s/>None will rejoice more than myself,/ who place my confidence in our guileless youths, and none will/ be more amply repaid than your parents who feel that a responsi-/-bility of the heaviest character is laid on them, and that before it/ be performed acceptably to our Maker, times, means and pleasure/ must be sacrificed. <text:s/>Let your recognition of their self-denial be obedience to/ the law. <text:s/>And may your righteous intention be blessed. <text:s/>&amp;c&amp;c&amp;c./ <text:s/>(This address was lengthened considerably in the same plain language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9T11:31:12.77</meta:creation-date>
    <meta:document-statistic meta:table-count="0" meta:image-count="0" meta:object-count="0" meta:page-count="3" meta:paragraph-count="70" meta:word-count="1067" meta:character-count="6333"/>
    <dc:date>2012-09-19T11:46:47.91</dc:date>
    <dc:creator>Penn Libraries</dc:creator>
    <meta:editing-duration>PT00H15M35S</meta:editing-duration>
    <meta:editing-cycles>1</meta:editing-cycles>
    <meta:generator>OpenOffice.org/3.2$Win32 OpenOffice.org_project/320m12$Build-9483</meta:generator>
  </office:meta>
</office:document-meta>
</file>